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3" style:family="paragraph" style:parent-style-name="Heading_20_1">
      <style:text-properties style:font-name="Liberation Sans" fo:font-size="14pt" fo:font-weight="normal" officeooo:rsid="005b85ba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fe5ad" officeooo:paragraph-rsid="006fe5ad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df24d"/>
    </style:style>
    <style:style style:name="T6" style:family="text">
      <style:text-properties officeooo:rsid="00526592"/>
    </style:style>
    <style:style style:name="T7" style:family="text">
      <style:text-properties officeooo:rsid="0054a733"/>
    </style:style>
    <style:style style:name="T8" style:family="text">
      <style:text-properties officeooo:rsid="00671fc3"/>
    </style:style>
    <style:style style:name="T9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style:font-name="Liberation Sans" fo:font-size="14pt" fo:font-weight="bold" officeooo:rsid="006fe5ad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officeooo:rsid="006fe5a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Evaluation</text:span></text:p>
      <text:list xml:id="list1615371601" text:style-name="L1">
        <text:list-item>
          <text:p text:style-name="P4">Multiplication et division nombres négatifs (5 pts)</text:p>
        </text:list-item>
        <text:list-item>
          <text:p text:style-name="P4">Pythagore (5 pts)</text:p>
        </text:list-item>
        <text:list-item>
          <text:p text:style-name="P4">Translations (10 pts)</text:p>
        </text:list-item>
      </text:list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</number:date-style>
    <number:date-style style:name="N115"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fe5ad"/>
    </style:style>
    <style:style style:name="MT6" style:family="text">
      <style:text-properties officeooo:rsid="00526592"/>
    </style:style>
    <style:style style:name="MT7" style:family="text">
      <style:text-properties officeooo:rsid="0054a733"/>
    </style:style>
    <style:style style:name="MT8" style:family="text">
      <style:text-properties officeooo:rsid="006df24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5">5</text:span><text:span text:style-name="MT6"> </text:span><text:span text:style-name="MT7">(</text:span><text:span text:style-name="MT5">1</text:span><text:span text:style-name="MT7">h)</text:span><text:span text:style-name="MT6"> – </text:span><text:span text:style-name="MT5">10</text:span><text:span text:style-name="MT7">/1</text:span><text:span text:style-name="MT8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15:11.923862441</dc:date>
    <meta:editing-duration>PT20H55M37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5" meta:character-count="153" meta:non-whitespace-character-count="134"/>
  </office:meta>
</office:document-meta>
</file>